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STIXSizeFourSym" svg:font-family="STIXSizeFourSym"/>
    <style:font-face style:name="STIXSizeOneSym" svg:font-family="STIXSizeOneSym"/>
    <style:font-face style:name="STIXSizeTwoSym" svg:font-family="STIXSizeTwoSym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919" officeooo:paragraph-rsid="0006c919"/>
    </style:style>
    <style:style style:name="P2" style:family="paragraph" style:parent-style-name="Standard">
      <style:paragraph-properties fo:text-align="start" style:justify-single-word="false"/>
      <style:text-properties officeooo:rsid="0006c919" officeooo:paragraph-rsid="0006c919"/>
    </style:style>
    <style:style style:name="P3" style:family="paragraph" style:parent-style-name="Standard">
      <style:text-properties officeooo:rsid="0007b264" officeooo:paragraph-rsid="0007b264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e are those I understand so far. Most of these work best when given values between 0 and 1.</text:p>
      <text:p text:style-name="P1"/>
      <text:p text:style-name="P1">Quadratic cost</text:p>
      <text:p text:style-name="P1">-----------------</text:p>
      <text:p text:style-name="P1"/>
      <text:p text:style-name="P1">Also known as *mean squared error*, *maximum likelihood*, and *sum squared error*, this is defined as:</text:p>
      <text:p text:style-name="P1"/>
      <text:p text:style-name="P2"><draw:g text:anchor-type="as-char" svg:y="-0.085cm" draw:z-index="0" draw:name="Shape1" draw:style-name="gr1"><draw:polygon draw:style-name="gr2" draw:text-style-name="P4" svg:width="6.136cm" svg:height="0.652cm" svg:x="0cm" svg:y="0.001cm" svg:viewBox="0 0 6137 653" draw:points="3068,653 0,653 0,0 6137,0 6137,653"><text:p/></draw:polygon><draw:path draw:style-name="gr3" draw:text-style-name="P5" svg:width="0.25cm" svg:height="0.256cm" svg:x="0.018cm" svg:y="0.048cm" svg:viewBox="0 0 251 257" svg:d="M251 4c0-2-1-4-4-4-1 0-2 0-6 4l-24 27c-4-5-20-31-59-31-79 0-158 78-158 160 0 58 42 97 96 97 30 0 57-15 76-31 33-29 39-61 39-62 0-3-4-3-5-3-2 0-3 0-4 3-3 10-11 35-36 56-24 20-46 26-65 26-31 0-69-19-69-74 0-20 8-77 43-118 21-25 54-43 86-43 36 0 57 27 57 68 0 14-1 15-1 18 0 4 4 4 5 4 5 0 5-1 6-7z"><text:p/></draw:path><draw:path draw:style-name="gr4" draw:text-style-name="P5" svg:width="0.262cm" svg:height="0.168cm" svg:x="0.268cm" svg:y="0.181cm" svg:viewBox="0 0 263 169" svg:d="M234 20c2-9 3-11 21-11 5 0 8 0 8-5 0-4-3-4-7-4h-34c-7 0-7 0-10 5l-96 141-24-139c-1-7-1-7-9-7h-35c-5 0-8 0-8 5 0 4 3 4 8 4 4 0 5 0 10 0 4 1 5 1 5 4 0 0 0 2-1 5l-31 125c-2 8-6 16-26 17-2 0-5 0-5 6 0 0 0 3 4 3 7 0 17-1 25-1 6 0 21 1 27 1 1 0 5 0 5-5 0-4-4-4-6-4-16 0-16-7-16-10 0-1 0-2 1-6l33-132 27 150c1 5 1 7 5 7 3 0 5-3 7-5l104-155v1l-35 140c-2 8-2 10-22 10-4 0-7 0-7 6 0 0 0 3 4 3 5 0 10-1 15-1s11 0 16 0c7 0 24 1 31 1 2 0 5 0 5-5 0-4-3-4-8-4 0 0-5 0-9 0-6-1-6-2-6-4s1-4 1-6z"><text:p/></draw:path><draw:path draw:style-name="gr5" draw:text-style-name="P5" svg:width="0.156cm" svg:height="0.178cm" svg:x="0.562cm" svg:y="0.175cm" svg:viewBox="0 0 157 179" svg:d="M157 3c0-1-1-3-3-3-1 0-2 0-5 3l-12 15c-9-14-25-18-40-18-35 0-66 28-66 57 0 3 1 13 8 22 9 10 18 13 35 16 4 2 17 4 21 5 8 2 23 8 23 26 0 20-21 44-50 44-21 0-48-8-48-35 0-3 1-8 2-13 0-1 0-1 0-1 0-3-3-3-4-3-3 0-4 0-5 5l-12 49c-1 1-1 3-1 4s1 3 3 3 2 0 5-4c3-3 10-10 12-13 13 14 33 17 48 17 37 0 67-32 67-61 0-11-4-21-10-27-8-9-12-10-44-17-5-2-13-3-16-4-6-2-16-9-16-23 0-19 22-39 48-39s39 15 39 39c0 3-1 8-1 11s3 3 4 3c4 0 4-1 5-5z"><text:p/></draw:path><draw:path draw:style-name="gr6" draw:text-style-name="P5" svg:width="0.184cm" svg:height="0.166cm" svg:x="0.74cm" svg:y="0.182cm" svg:viewBox="0 0 185 167" svg:d="M110 18c1-8 2-8 7-9 1 0 10 0 15 0 15 0 22 0 28 2 11 3 11 11 11 19 0 4 0 8-1 20l-1 3c0 3 2 4 4 4 4 0 5-2 5-6l7-48c0-3-3-3-8-3h-152c-6 0-6 0-8 5l-16 44c0 1-1 3-1 4s0 4 4 4c3 0 4-1 5-6 15-40 23-42 61-42h10c7 0 8 0 8 2 0 1 0 2-1 6l-33 130c-2 9-3 11-29 11-9 0-11 0-11 6 0 1 0 3 4 3 7 0 14 0 21 0s15-1 22-1 15 0 22 1c7 0 14 0 21 0 2 0 5 0 5-5 0-4-2-4-10-4-5 0-9 0-14 0-9-1-9-2-9-5 0-2 0-2 1-5z"><text:p/></draw:path><draw:path draw:style-name="gr7" draw:text-style-name="P5" svg:width="0.082cm" svg:height="0.351cm" svg:x="0.987cm" svg:y="0.032cm" svg:viewBox="0 0 83 352" svg:d="M83 349c0-1 0-2-7-8-44-44-55-111-55-165 0-61 13-122 57-166 5-5 5-5 5-6 0-3-2-4-4-4-4 0-36 24-57 69-18 39-22 78-22 107 0 28 4 70 23 110 22 44 52 66 56 66 2 0 4-1 4-3z"><text:p/></draw:path><draw:path draw:style-name="gr8" draw:text-style-name="P5" svg:width="0.349cm" svg:height="0.248cm" svg:x="1.108cm" svg:y="0.055cm" svg:viewBox="0 0 350 249" svg:d="M304 41c9-16 17-28 39-30 3 0 7 0 7-7 0-2-1-4-4-4-9 0-19 1-27 1-12 0-25-1-37-1-2 0-7 0-7 7 0 4 3 4 6 4 8 0 20 3 20 14 0 4-1 6-4 11l-95 167-13-175c-1-8-1-17 24-17 6 0 10 0 10-7 0-4-4-4-6-4-14 0-28 1-43 1-8 0-28-1-37-1-2 0-6 0-6 7 0 4 3 4 8 4 16 0 18 2 19 9l2 27-89 156-14-179c0-5 0-13 27-13 4 0 8 0 8-7 0-4-5-4-5-4-14 0-29 1-44 1-12 0-25-1-37-1-1 0-6 0-6 7 0 4 3 4 9 4 17 0 18 3 18 13l16 216c1 6 1 9 6 9 4 0 5-2 8-8l104-180 13 179c1 7 2 9 6 9s6-4 8-7z"><text:p/></draw:path><draw:path draw:style-name="gr9" draw:text-style-name="P5" svg:width="0.041cm" svg:height="0.105cm" svg:x="1.439cm" svg:y="0.258cm" svg:viewBox="0 0 42 106" svg:d="M42 37c0-23-9-37-23-37-12 0-19 9-19 19 0 9 7 19 19 19 4 0 9-2 13-5 1-1 1-1 1-1 1 0 1 0 1 5 0 27-12 48-24 60-4 3-4 4-4 5 0 3 2 4 3 4 4 0 33-27 33-69z"><text:p/></draw:path><draw:path draw:style-name="gr10" draw:text-style-name="P5" svg:width="0.251cm" svg:height="0.24cm" svg:x="1.58cm" svg:y="0.055cm" svg:viewBox="0 0 252 241" svg:d="M42 214c-4 13-5 16-32 16-6 0-10 0-10 7 0 4 3 4 10 4h126c55 0 97-42 97-76 0-26-21-46-55-50 37-7 74-33 74-66 0-26-23-49-66-49h-118c-7 0-10 0-10 7 0 4 3 4 9 4 1 0 8 0 14 1 6 0 9 1 9 5 0 2 0 3-1 7zM95 112l22-88c3-12 4-13 19-13h45c31 0 39 21 39 36 0 31-31 65-74 65zM79 230c-5 0-6 0-8 0-3-1-4-1-4-4 0-1 0-2 1-8l25-98h66c34 0 41 26 41 41 0 35-31 69-73 69z"><text:p/></draw:path><draw:path draw:style-name="gr11" draw:text-style-name="P5" svg:width="0.041cm" svg:height="0.105cm" svg:x="1.878cm" svg:y="0.258cm" svg:viewBox="0 0 42 106" svg:d="M42 37c0-23-9-37-23-37-12 0-19 9-19 19 0 9 7 19 19 19 4 0 9-2 13-5 1-1 1-1 1-1 1 0 1 0 1 5 0 27-12 48-24 60-4 3-4 4-4 5 0 3 2 4 3 4 4 0 33-27 33-69z"><text:p/></draw:path><draw:path draw:style-name="gr12" draw:text-style-name="P5" svg:width="0.208cm" svg:height="0.256cm" svg:x="2.022cm" svg:y="0.048cm" svg:viewBox="0 0 209 257" svg:d="M209 4c0-2 0-4-3-4-2 0-3 0-7 5l-17 20c-9-16-27-25-50-25-45 0-87 41-87 83 0 29 18 45 36 50l38 10c13 3 33 9 33 38 0 31-29 65-64 65-23 0-62-8-62-52 0-8 2-17 2-19 1-1 1-2 1-2 0-4-2-4-4-4s-3 0-4 1-21 82-21 83c0 2 2 4 4 4s2-1 6-6l18-20c15 21 39 26 59 26 48 0 90-47 90-91 0-25-12-37-17-41-8-9-14-10-45-18-8-2-21-6-24-6-9-4-21-14-21-33 0-28 28-58 61-58 30 0 51 15 51 55 0 11-1 17-1 19 0 1 0 4 4 4s4-1 5-7z"><text:p/></draw:path><draw:path draw:style-name="gr13" draw:text-style-name="P5" svg:width="0.114cm" svg:height="0.111cm" svg:x="2.251cm" svg:y="0.06cm" svg:viewBox="0 0 115 112" svg:d="M47 59c0-1 6-24 6-25 1-2 8-14 16-20 2-2 9-7 20-7 2 0 9 0 14 3-8 3-11 10-11 14 0 6 4 9 10 9 5 0 13-4 13-15 0-13-13-18-26-18s-24 5-35 18c-4-16-19-18-25-18-10 0-16 6-20 13-6 9-9 24-9 25 0 3 3 3 4 3 4 0 4-1 6-7 3-15 8-27 18-27 6 0 8 5 8 12 0 5-2 14-4 21-2 6-4 17-5 22l-8 32c-1 3-3 9-3 10 0 5 5 8 9 8 3 0 8-2 10-7 1-2 3-13 5-19z"><text:p/></draw:path><draw:path draw:style-name="gr14" draw:text-style-name="P5" svg:width="0.041cm" svg:height="0.105cm" svg:x="2.425cm" svg:y="0.258cm" svg:viewBox="0 0 42 106" svg:d="M42 37c0-23-9-37-23-37-12 0-19 9-19 19 0 9 7 19 19 19 4 0 9-2 13-5 1-1 1-1 2-1v5c0 27-12 48-24 60-4 3-4 4-4 5 0 3 2 4 3 4 4 0 33-27 33-69z"><text:p/></draw:path><draw:path draw:style-name="gr15" draw:text-style-name="P5" svg:width="0.255cm" svg:height="0.239cm" svg:x="2.564cm" svg:y="0.056cm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<text:p/></draw:path><draw:path draw:style-name="gr16" draw:text-style-name="P5" svg:width="0.114cm" svg:height="0.111cm" svg:x="2.841cm" svg:y="0.06cm" svg:viewBox="0 0 115 112" svg:d="M47 59c0-1 6-24 6-25 1-2 8-14 16-20 2-2 9-7 20-7 2 0 9 0 13 3-7 3-10 10-10 14 0 6 4 9 9 9 6 0 14-4 14-15 0-13-13-18-26-18s-24 5-35 18c-4-16-20-18-25-18-10 0-16 6-20 13-6 9-9 24-9 25 0 3 3 3 4 3 4 0 4-1 6-7 3-15 8-27 18-27 6 0 8 5 8 12 0 5-2 14-4 21-2 6-4 17-5 22l-8 32c-1 3-3 9-3 10 0 5 5 8 9 8 3 0 8-2 10-7 1-2 3-13 5-19z"><text:p/></draw:path><draw:path draw:style-name="gr17" draw:text-style-name="P5" svg:width="0.082cm" svg:height="0.351cm" svg:x="3.005cm" svg:y="0.032cm" svg:viewBox="0 0 83 352" svg:d="M83 176c0-27-4-70-24-110-21-43-52-66-55-66s-4 1-4 4c0 1 0 1 7 8 35 35 55 91 55 164 0 61-13 123-57 167-5 4-5 5-5 6 0 2 1 3 4 3s35-24 56-68c18-39 23-78 23-108z"><text:p/></draw:path><draw:path draw:style-name="gr18" draw:text-style-name="P5" svg:width="0.234cm" svg:height="0.082cm" svg:x="3.238cm" svg:y="0.167cm" svg:viewBox="0 0 235 83" svg:d="M223 14c5 0 12 0 12-7s-7-7-12-7h-211c-5 0-12 0-12 7s7 7 12 7zM223 83c5 0 12 0 12-7s-7-7-12-7h-211c-5 0-12 0-12 7s7 7 12 7z"><text:p/></draw:path><draw:path draw:style-name="gr19" draw:text-style-name="P5" svg:width="0.148cm" svg:height="0.242cm" svg:x="3.602cm" svg:y="0.062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<text:p/></draw:path><draw:path draw:style-name="gr20" draw:text-style-name="P5" svg:width="0.037cm" svg:height="0.037cm" svg:x="3.794cm" svg:y="0.258cm" svg:viewBox="0 0 38 38" svg:d="M38 19c0-10-8-19-19-19-10 0-19 9-19 19 0 11 9 19 19 19 11 0 19-8 19-19z"><text:p/></draw:path><draw:path draw:style-name="gr21" draw:text-style-name="P5" svg:width="0.14cm" svg:height="0.242cm" svg:x="3.879cm" svg:y="0.062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<text:p/></draw:path><draw:path draw:style-name="gr22" draw:text-style-name="P5" svg:width="0.331cm" svg:height="0.351cm" svg:x="4.114cm" svg:y="0.032cm" svg:viewBox="0 0 332 352" svg:d="M129 188l-125 155c-3 3-4 4-4 6 0 3 4 3 10 3h292l30-87h-8c-9 26-33 48-63 58-5 2-30 10-82 10h-149l122-151c2-3 3-4 3-6 0-1 0-2-2-5l-115-157h140c40 0 121 3 146 68h8l-30-82h-292c-10 0-10 0-10 11z"><text:p/></draw:path><draw:path draw:style-name="gr23" draw:text-style-name="P5" svg:width="0.108cm" svg:height="0.213cm" svg:x="4.215cm" svg:y="0.442cm" svg:viewBox="0 0 109 214" svg:d="M109 9c0-4-3-9-10-9s-14 7-14 14c0 4 3 9 10 9s14-6 14-14zM56 176c-4 17-17 31-32 31-3 0-6 0-9-1 7-3 9-9 9-13 0-6-5-9-10-9-8 0-14 7-14 15 0 9 10 15 25 15s44-9 51-39l23-88c0-3 1-5 1-9 0-13-12-23-27-23-27 0-43 34-43 38 0 3 3 3 4 3 3 0 3-1 5-5 6-14 19-29 34-29 6 0 8 4 8 12 0 3-1 6-1 7z"><text:p/></draw:path><draw:path draw:style-name="gr24" draw:text-style-name="P5" svg:width="0.082cm" svg:height="0.351cm" svg:x="4.5cm" svg:y="0.032cm" svg:viewBox="0 0 83 352" svg:d="M83 349c0-1 0-2-7-8-44-44-55-111-55-165 0-61 13-122 57-166 5-5 5-5 5-6 0-3-2-4-4-4-4 0-36 24-57 69-18 39-22 78-22 107 0 28 4 70 23 110 22 44 52 66 56 66 2 0 4-1 4-3z"><text:p/></draw:path><draw:path draw:style-name="gr25" draw:text-style-name="P5" svg:width="0.161cm" svg:height="0.159cm" svg:x="4.616cm" svg:y="0.141cm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draw:path draw:style-name="gr26" draw:text-style-name="P5" svg:width="0.16cm" svg:height="0.168cm" svg:x="4.804cm" svg:y="0cm" svg:viewBox="0 0 161 169" svg:d="M85 20c2-9 3-11 26-11 7 0 10 0 10-6 0 0 0-3-4-3-6 0-13 0-19 1-6 0-13 0-20 0-5 0-11 0-17 0-5 0-11-1-16-1-1 0-5 0-5 5 0 4 3 4 8 4 0 0 5 0 9 0 6 1 6 1 6 4 0 0 0 2-1 5l-33 132c-2 8-3 10-22 10-4 0-7 0-7 5 0 4 3 4 7 4h125c6 0 6 0 8-5 3-7 21-55 21-57 0 0 0-3-4-3-3 0-3 1-5 5-9 24-20 51-65 51h-28c-8 0-8 0-8-2 0-1 0-2 1-6z"><text:p/></draw:path><draw:path draw:style-name="gr27" draw:text-style-name="P5" svg:width="0.108cm" svg:height="0.213cm" svg:x="4.787cm" svg:y="0.224cm" svg:viewBox="0 0 109 214" svg:d="M109 9c0-4-3-9-10-9s-14 7-14 14c0 4 3 9 10 9s14-6 14-14zM56 176c-4 17-17 31-32 31-3 0-6 0-9-1 7-3 9-9 9-13 0-6-5-9-10-9-8 0-14 7-14 15 0 9 10 15 25 15 14 0 44-9 51-39l23-88c0-3 1-5 1-9 0-13-12-23-27-23-27 0-43 34-43 38 0 3 3 3 4 3 3 0 3-1 5-5 6-14 19-29 33-29 7 0 9 4 9 12 0 3-1 6-1 7z"><text:p/></draw:path><draw:path draw:style-name="gr28" draw:text-style-name="P5" svg:width="0.215cm" svg:height="0.014cm" svg:x="5.105cm" svg:y="0.201cm" svg:viewBox="0 0 216 15" svg:d="M203 15c6 0 13 0 13-7 0-8-7-8-13-8h-191c-6 0-12 0-12 8 0 7 6 7 12 7z"><text:p/></draw:path><draw:path draw:style-name="gr29" draw:text-style-name="P5" svg:width="0.255cm" svg:height="0.239cm" svg:x="5.439cm" svg:y="0.056cm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<text:p/></draw:path><draw:path draw:style-name="gr30" draw:text-style-name="P5" svg:width="0.114cm" svg:height="0.111cm" svg:x="5.716cm" svg:y="0.06cm" svg:viewBox="0 0 115 112" svg:d="M47 59c0-1 6-24 6-25 1-2 8-14 16-20 2-2 9-7 20-7 2 0 9 0 13 3-7 3-10 10-10 14 0 6 4 9 9 9 6 0 14-4 14-15 0-13-13-18-26-18s-24 5-35 18c-4-16-20-18-25-18-10 0-16 6-20 13-6 9-9 24-9 25 0 3 3 3 4 3 4 0 4-1 6-7 3-15 8-27 18-27 6 0 8 5 8 12 0 5-2 14-4 21-2 6-4 17-5 22l-8 32c-1 3-3 9-3 10 0 5 5 8 9 8 3 0 8-2 10-7 1-2 3-13 5-19z"><text:p/></draw:path><draw:path draw:style-name="gr31" draw:text-style-name="P5" svg:width="0.108cm" svg:height="0.213cm" svg:x="5.684cm" svg:y="0.224cm" svg:viewBox="0 0 109 214" svg:d="M109 9c0-4-3-9-10-9s-14 7-14 14c0 4 3 9 10 9s14-6 14-14zM56 176c-4 17-17 31-32 31-3 0-6 0-9-1 7-3 9-9 9-13 0-6-5-9-10-9-8 0-14 7-14 15 0 9 10 15 25 15 14 0 44-9 51-39l23-88c0-3 1-5 1-9 0-13-12-23-27-23-27 0-43 34-43 38 0 3 3 3 4 3 3 0 3-1 5-5 6-14 19-29 33-29 7 0 9 4 9 12 0 3-1 6-1 7z"><text:p/></draw:path><draw:path draw:style-name="gr32" draw:text-style-name="P5" svg:width="0.082cm" svg:height="0.351cm" svg:x="5.88cm" svg:y="0.032cm" svg:viewBox="0 0 83 352" svg:d="M83 176c0-27-4-70-24-110-21-43-52-66-55-66s-4 1-4 4c0 1 0 1 7 8 35 35 55 91 55 164 0 61-13 123-57 167-5 4-5 5-5 6 0 2 1 3 4 3s35-24 56-68c18-39 23-78 23-108z"><text:p/></draw:path><draw:path draw:style-name="gr33" draw:text-style-name="P5" svg:width="0.13cm" svg:height="0.197cm" svg:x="6.012cm" svg:y="0.004cm" svg:viewBox="0 0 131 198" svg:d="M131 143h-11c0 8-3 24-7 28-2 1-25 1-30 1h-53c31-27 40-36 58-49 23-18 43-36 43-65 0-36-32-58-69-58s-62 26-62 53c0 16 13 17 15 17 8 0 16-5 16-16 0-5-1-15-17-15 9-22 29-28 43-28 30 0 45 23 45 47 0 26-19 47-28 58l-72 71c-2 2-2 2-2 11h121z"><svg:title>TexMaths</svg:title><svg:desc>12§display§$$C_{MST}(W, B, S^r, E^r) = 0.5\sum\limits_j (a^L_j - E^r_j)^2$$§svg§600§FALSE§</svg:desc><text:p/></draw:path></draw:g></text:p>
      <text:p text:style-name="P1"/>
      <text:p text:style-name="P1">The gradient of this cost function with respect to the output of a neural network and some sample $r$ is:</text:p>
      <text:p text:style-name="P1"/>
      <text:p text:style-name="P2"><draw:g text:anchor-type="as-char" svg:y="-0.326cm" draw:z-index="1" draw:name="Shape2" draw:style-name="gr1"><draw:polygon draw:style-name="gr34" draw:text-style-name="P4" svg:width="3.412cm" svg:height="0.383cm" svg:x="0cm" svg:y="0.002cm" svg:viewBox="0 0 3413 384" draw:points="1707,384 0,384 0,0 3413,0 3413,384"><text:p/></draw:polygon><draw:path draw:style-name="gr35" draw:text-style-name="P5" svg:width="0.259cm" svg:height="0.252cm" svg:x="0.017cm" svg:y="0.056cm" svg:viewBox="0 0 260 253" svg:d="M259 8c0-1 1-4 1-5 0-3 0-3-8-3h-244c-8 0-8 0-8 3 0 1 1 4 2 5l119 238c2 5 3 7 9 7s7-2 10-7zM44 25h193l-96 194z"><text:p/></draw:path><draw:path draw:style-name="gr36" draw:text-style-name="P5" svg:width="0.125cm" svg:height="0.111cm" svg:x="0.307cm" svg:y="0.24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<text:p/></draw:path><draw:path draw:style-name="gr37" draw:text-style-name="P5" svg:width="0.25cm" svg:height="0.256cm" svg:x="0.479cm" svg:y="0.049cm" svg:viewBox="0 0 251 257" svg:d="M251 4c0-2-1-4-4-4-1 0-2 0-6 4l-24 27c-4-5-20-31-59-31-79 0-158 78-158 160 0 58 42 97 96 97 30 0 57-15 76-31 33-29 39-61 39-62 0-3-4-3-5-3-2 0-3 0-4 3-3 10-11 35-36 56-24 20-46 26-65 26-31 0-69-19-69-74 0-20 8-77 43-118 21-25 55-43 86-43 36 0 57 27 57 68 0 14-1 15-1 18 0 4 4 4 5 4 5 0 5-1 6-7z"><text:p/></draw:path><draw:path draw:style-name="gr38" draw:text-style-name="P5" svg:width="0.262cm" svg:height="0.168cm" svg:x="0.73cm" svg:y="0.182cm" svg:viewBox="0 0 263 169" svg:d="M234 20c2-9 3-11 21-11 5 0 8 0 8-5 0-4-3-4-7-4h-34c-7 0-7 0-10 5l-96 141-24-139c-1-7-1-7-9-7h-35c-5 0-8 0-8 5 0 4 3 4 8 4 4 0 5 0 10 0 4 1 5 1 5 4 0 0 0 2-1 5l-31 125c-2 8-6 16-26 17-2 0-5 0-5 6 0 0 0 3 4 3 7 0 17-1 25-1 6 0 21 1 27 1 1 0 5 0 5-5 0-4-4-4-6-4-16 0-16-7-16-10 0-1 0-2 1-6l33-132 27 150c0 5 1 7 5 7 3 0 5-3 7-5l104-155v1l-35 140c-2 8-2 10-22 10-4 0-7 0-7 6 0 0 0 3 4 3 5 0 10-1 15-1s11 0 16 0c7 0 24 1 31 1 2 0 5 0 5-5 0-4-3-4-8-4 0 0-5 0-9 0-6-1-6-2-6-4s1-4 1-6z"><text:p/></draw:path><draw:path draw:style-name="gr39" draw:text-style-name="P5" svg:width="0.156cm" svg:height="0.178cm" svg:x="1.024cm" svg:y="0.176cm" svg:viewBox="0 0 157 179" svg:d="M157 3c0-1-1-3-3-3-1 0-2 0-5 3l-12 15c-10-14-25-18-40-18-35 0-66 28-66 57 0 3 1 13 8 22 9 10 18 13 35 16 4 2 17 4 21 5 7 2 23 8 23 26 0 20-21 44-50 44-21 0-48-8-48-35 0-3 1-8 2-13 0-1 0-1 0-1 0-3-3-3-4-3-3 0-4 0-5 5l-12 49c-1 1-1 3-1 4s1 3 3 3 2 0 5-4c3-3 10-10 12-13 13 14 33 17 48 17 37 0 67-32 67-61 0-11-4-21-10-27-8-9-12-10-44-17-5-2-13-3-16-4-6-2-16-9-16-23 0-19 22-39 48-39s39 15 39 39c0 3-1 8-1 11s3 3 4 3c4 0 4-1 5-5z"><text:p/></draw:path><draw:path draw:style-name="gr40" draw:text-style-name="P5" svg:width="0.184cm" svg:height="0.166cm" svg:x="1.201cm" svg:y="0.183cm" svg:viewBox="0 0 185 167" svg:d="M110 18c1-8 2-8 7-9 1 0 10 0 15 0 15 0 22 0 28 2 11 3 11 11 11 19 0 4 0 8-1 20l-1 3c0 3 2 4 4 4 4 0 5-2 5-6l7-48c0-3-3-3-8-3h-152c-6 0-6 0-8 5l-16 44c0 1-1 3-1 4s0 4 4 4c3 0 4-1 5-6 15-40 23-42 60-42h11c7 0 8 0 8 2 0 1 0 2-1 6l-33 130c-2 9-3 11-29 11-9 0-11 0-11 6 0 1 0 3 4 3 7 0 14 0 21 0s15-1 22-1c6 0 15 0 22 1 7 0 14 0 21 0 2 0 5 0 5-5 0-4-2-4-10-4-5 0-9 0-14 0-9-1-9-2-9-5 0-2 0-2 1-5z"><text:p/></draw:path><draw:path draw:style-name="gr41" draw:text-style-name="P5" svg:width="0.234cm" svg:height="0.082cm" svg:x="1.531cm" svg:y="0.168cm" svg:viewBox="0 0 235 83" svg:d="M223 14c5 0 12 0 12-7s-7-7-12-7h-211c-5 0-12 0-12 7s7 7 12 7zM223 83c5 0 12 0 12-7s-7-7-12-7h-211c-5 0-12 0-12 7s7 7 12 7z"><text:p/></draw:path><draw:path draw:style-name="gr42" draw:text-style-name="P5" svg:width="0.082cm" svg:height="0.351cm" svg:x="1.916cm" svg:y="0.033cm" svg:viewBox="0 0 83 352" svg:d="M83 349c0-1 0-2-7-8-44-44-55-111-55-165 0-61 13-122 57-166 5-5 5-5 5-6 0-3-2-4-4-4-4 0-36 24-57 69-18 39-22 78-22 107 0 28 4 70 23 110 22 44 52 66 56 66 2 0 4-1 4-3z"><text:p/></draw:path><draw:path draw:style-name="gr43" draw:text-style-name="P5" svg:width="0.161cm" svg:height="0.159cm" svg:x="2.032cm" svg:y="0.141cm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draw:path draw:style-name="gr44" draw:text-style-name="P5" svg:width="0.16cm" svg:height="0.168cm" svg:x="2.22cm" svg:y="0cm" svg:viewBox="0 0 161 169" svg:d="M85 20c2-9 3-11 26-11 7 0 10 0 10-6 0 0 0-3-4-3-6 0-13 0-19 1-6 0-13 0-20 0-5 0-11 0-17 0-5 0-11-1-16-1-1 0-5 0-5 5 0 4 3 4 8 4 0 0 5 0 9 0 6 1 6 1 6 4 0 0 0 2-1 5l-33 132c-2 8-3 10-22 10-4 0-7 0-7 5 0 4 3 4 7 4h125c6 0 6 0 8-5 3-7 21-55 21-57 0 0 0-3-4-3-3 0-3 1-5 5-9 24-20 51-65 51h-28c-8 0-8 0-8-2 0-1 0-2 1-6z"><text:p/></draw:path><draw:path draw:style-name="gr45" draw:text-style-name="P5" svg:width="0.215cm" svg:height="0.014cm" svg:x="2.52cm" svg:y="0.201cm" svg:viewBox="0 0 216 15" svg:d="M203 15c6 0 13 0 13-7 0-8-7-8-13-8h-191c-6 0-12 0-12 8 0 7 6 7 12 7z"><text:p/></draw:path><draw:path draw:style-name="gr46" draw:text-style-name="P5" svg:width="0.255cm" svg:height="0.239cm" svg:x="2.855cm" svg:y="0.057cm" svg:viewBox="0 0 256 240" svg:d="M236 158c1-2 2-4 2-5s0-4-4-4c-3 0-4 2-5 4-23 52-36 76-96 76h-51c-5 0-6 0-8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<text:p/></draw:path><draw:path draw:style-name="gr47" draw:text-style-name="P5" svg:width="0.114cm" svg:height="0.111cm" svg:x="3.132cm" svg:y="0.06cm" svg:viewBox="0 0 115 112" svg:d="M47 59c0-1 6-24 6-25 1-2 8-14 16-20 2-2 9-7 20-7 2 0 9 0 13 3-7 3-10 10-10 14 0 6 4 9 9 9 6 0 14-4 14-15 0-13-13-18-26-18s-24 5-35 18c-4-16-20-18-25-18-10 0-16 6-20 13-6 9-9 24-9 25 0 3 3 3 4 3 4 0 4-1 6-7 3-15 8-27 18-27 6 0 8 5 8 12 0 5-2 14-4 21-2 6-4 17-5 22l-8 32c-1 3-3 9-3 10 0 5 5 8 9 8 3 0 8-2 10-7 1-2 3-13 5-19z"><text:p/></draw:path><draw:path draw:style-name="gr48" draw:text-style-name="P5" svg:width="0.1cm" svg:height="0.421cm" svg:x="3.296cm" svg:y="0.033cm" svg:viewBox="0 0 101 422" svg:d="M101 211c0-32-5-84-29-132-26-51-64-79-67-79-4 0-5 1-5 5 0 1 0 1 8 9 43 42 67 110 67 197 0 73-16 148-69 201-6 4-6 6-6 7 0 2 1 3 5 3 3 0 42-28 68-81 22-47 28-94 28-130z"><svg:title>TexMaths</svg:title><svg:desc>12§display§$$\nabla_a C_{MST} = (a^L - E^r)$$§svg§600§FALSE§</svg:desc><text:p/></draw:path></draw:g></text:p>
      <text:p text:style-name="P1"/>
      <text:p text:style-name="P1"/>
      <text:p text:style-name="P1">Cross-entropy cost</text:p>
      <text:p text:style-name="P1">-----------------</text:p>
      <text:p text:style-name="P1"/>
      <text:p text:style-name="P1">Also known as *Bernoulli negative log-likelihood* and *Binary Cross-Entropy*</text:p>
      <text:p text:style-name="P1"/>
      <text:p text:style-name="P1">$$C_{CE}(W, B, S^r, E^r) = -\sum\limits_j [E^r_j \text{ ln } a^L_j + (1 - E^r_j) \text{ ln }(1-a^L_j)]$$</text:p>
      <text:p text:style-name="P1"/>
      <text:p text:style-name="P1">The gradient of this cost function with respect to the output of a neural network and some sample $r$ is:</text:p>
      <text:p text:style-name="P1"/>
      <text:p text:style-name="P1">$$\nabla_a C_{CE} = \frac{(a^L - E^r)}{(1-a^L)(a^L)}$$</text:p>
      <text:p text:style-name="P1"/>
      <text:p text:style-name="P1">Exponentional cost</text:p>
      <text:p text:style-name="P1">-----------------</text:p>
      <text:p text:style-name="P3"/>
      <text:p text:style-name="P3"/>
      <text:p text:style-name="P1">This requires choosing some parameter $\tau$ that you think will give you the behavior you want. Typically you'll just need to play with this until things work good.</text:p>
      <text:p text:style-name="P1"/>
      <text:p text:style-name="P1"/>
      <text:p text:style-name="P2"><draw:g text:anchor-type="as-char" svg:y="-0.342cm" draw:z-index="2" draw:style-name="gr1"><svg:title>TexMaths</svg:title><svg:desc>12§display§$$C_{EXP}(W, B, S^r, E^r) = \tau\text{ }\exp(\frac{1}{\tau} \sum\limits_j (a^L_j - E^r_j)^2)$$§svg§600§FALSE§</svg:desc><draw:polygon draw:style-name="gr49" draw:text-style-name="P4" svg:width="8.556cm" svg:height="0.784cm" svg:x="0cm" svg:y="0.006cm" svg:viewBox="0 0 8557 785" draw:points="4279,785 0,785 0,0 8557,0 8557,785"><text:p/></draw:polygon><draw:path draw:style-name="gr50" draw:text-style-name="P5" svg:width="0.3cm" svg:height="0.307cm" svg:x="0.022cm" svg:y="0.065cm" svg:viewBox="0 0 301 308" svg:d="M301 5c0-3-1-5-5-5-1 0-2 0-7 5l-29 32c-4-6-24-37-70-37-95 0-190 94-190 192 0 70 50 116 115 116 36 0 69-18 91-37 40-35 47-73 47-74 0-4-5-4-6-4-2 0-3 0-5 4-3 12-13 42-43 67-29 24-55 31-78 31-37 0-83-23-83-89 0-24 10-92 52-141 25-30 65-52 103-52 43 0 69 33 69 82 0 17-2 18-2 21 0 5 5 5 6 5 6 0 6-1 8-8z"><text:p/></draw:path><draw:path draw:style-name="gr51" draw:text-style-name="P5" svg:width="0.229cm" svg:height="0.201cm" svg:x="0.32cm" svg:y="0.224cm" svg:viewBox="0 0 230 202" svg:d="M215 133c1-3 1-5 1-6s-1-3-5-3c0 0-2 0-3 1 0 0 0 1-4 8-19 43-35 58-83 58h-50c-10 0-10 0-10-3 0-1 0-2 1-7l20-79h33c23 0 27 4 27 14 0 3 0 8-2 14-1 2-1 2-1 3 0 0 0 4 5 4s5-1 6-6l16-66c1-4 1-4 1-4 0-3-3-5-5-5-4 0-4 3-6 9-6 23-16 26-41 26h-31l18-71c2-8 4-9 16-9h48c39 0 49 8 49 35 0 7-1 15-1 18 0 2 1 4 4 4 5 0 5-2 5-8l6-52c1-8-1-8-8-8h-163c-6 0-10 0-10 6 0 5 4 5 10 5 4 0 6 0 10 0 6 1 8 1 8 5 0 2-2 4-2 6l-39 156c-3 10-3 13-27 13-4 0-8 0-8 7 0 4 4 4 8 4h168c8 0 9 0 11-5z"><text:p/></draw:path><draw:path draw:style-name="gr52" draw:text-style-name="P5" svg:width="0.261cm" svg:height="0.202cm" svg:x="0.578cm" svg:y="0.223cm" svg:viewBox="0 0 262 203" svg:d="M150 89l29-28c37-37 49-49 75-50 4 0 8 0 8-6 0-4-3-5-4-5-8 0-19 1-28 1-8 0-27-1-34-1-3 0-6 1-6 6 0 1 0 5 4 5 3 0 10 1 10 7 0 5-5 10-7 12-3 2-41 40-52 50l-30-57c0-1-1-4-1-5 0-2 6-7 16-7 2 0 6 0 6-7 0 0 0-4-5-4-6 0-13 1-19 1-8 0-14 0-20 0s-13 0-18 0c-4-1-10-1-15-1-3 0-7 0-7 6 0 5 4 5 9 5 17 0 18 2 22 8l41 83-17 16c-5 6-19 19-24 25-36 36-49 48-76 49-3 0-7 0-7 7 0 1 1 4 4 4 9 0 19-1 27-1 6 0 13 0 18 0 5 1 12 1 17 1 1 0 6 0 6-6 0-5-4-5-5-5-3 0-9-1-9-7 0-5 3-9 10-16l60-59 36 71c2 3 2 4 2 4 0 1-5 6-16 7-2 0-6 0-6 7 0 0 0 4 5 4 6 0 13-1 20-1 6 0 13 0 19 0 5 0 12 0 17 0 5 1 12 1 17 1 1 0 6 0 6-6 0-5-4-5-8-5-18 0-20-4-22-8z"><text:p/></draw:path><draw:path draw:style-name="gr53" draw:text-style-name="P5" svg:width="0.226cm" svg:height="0.202cm" svg:x="0.883cm" svg:y="0.223cm" svg:viewBox="0 0 227 203" svg:d="M80 110h54c50 0 93-31 93-63 0-25-25-47-65-47h-104c-6 0-10 0-10 6 0 5 4 5 10 5 4 0 6 0 12 0 6 1 6 1 6 5 0 0 0 2-2 6l-39 157c-3 11-3 13-27 13-4 0-8 0-8 7 0 0 0 4 5 4 8 0 30-1 38-1 5 0 16 0 21 0 6 1 13 1 19 1 1 0 6 0 6-6 0-5-4-5-10-5 0 0-6 0-11 0-7-1-7-2-7-5 0 0 0-2 1-7zM102 20c2-8 2-9 14-9h35c28 0 45 8 45 29 0 9-3 33-18 46-11 10-28 15-50 15h-46z"><text:p/></draw:path><draw:path draw:style-name="gr54" draw:text-style-name="P5" svg:width="0.099cm" svg:height="0.421cm" svg:x="1.187cm" svg:y="0.045cm" svg:viewBox="0 0 100 422" svg:d="M100 419c0-1 0-3-9-10-53-53-66-133-66-198 0-73 16-146 69-199 6-6 6-6 6-7 0-4-3-5-5-5-5 0-43 29-69 83-21 47-26 93-26 128 0 34 5 84 28 132 26 53 62 79 67 79 2 0 5-1 5-3z"><text:p/></draw:path><draw:path draw:style-name="gr55" draw:text-style-name="P5" svg:width="0.419cm" svg:height="0.298cm" svg:x="1.332cm" svg:y="0.073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56" draw:text-style-name="P5" svg:width="0.049cm" svg:height="0.126cm" svg:x="1.729cm" svg:y="0.318cm" svg:viewBox="0 0 50 127" svg:d="M50 44c0-27-10-44-27-44-15 0-23 11-23 23 0 11 8 23 23 23 5 0 11-3 15-6 2-2 2-2 2-2 1 0 1 0 1 6 0 33-15 58-29 72-5 4-5 5-5 6 0 4 3 5 4 5 5 0 39-32 39-83z"><text:p/></draw:path><draw:path draw:style-name="gr57" draw:text-style-name="P5" svg:width="0.301cm" svg:height="0.288cm" svg:x="1.899cm" svg:y="0.073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58" draw:text-style-name="P5" svg:width="0.049cm" svg:height="0.126cm" svg:x="2.256cm" svg:y="0.318cm" svg:viewBox="0 0 50 127" svg:d="M50 44c0-27-10-44-27-44-15 0-23 11-23 23 0 11 8 23 23 23 5 0 11-3 15-6 2-2 2-2 2-2 1 0 1 0 1 6 0 33-15 58-29 72-5 4-5 5-5 6 0 4 3 5 4 5 5 0 39-32 39-83z"><text:p/></draw:path><draw:path draw:style-name="gr59" draw:text-style-name="P5" svg:width="0.25cm" svg:height="0.307cm" svg:x="2.429cm" svg:y="0.065cm" svg:viewBox="0 0 251 308" svg:d="M251 5c0-3 0-5-4-5-2 0-3 0-8 6l-21 24c-10-19-32-30-60-30-54 0-104 49-104 100 0 34 22 54 43 60l46 12c15 3 39 10 39 45 0 37-34 78-76 78-28 0-75-9-75-62 0-10 3-21 3-23 1-1 1-2 1-2 0-5-3-5-5-5s-4 0-5 1-25 98-25 100 2 4 5 4c2 0 2-1 7-7l22-24c18 25 46 31 70 31 58 0 108-56 108-109 0-30-14-44-20-49-10-11-17-12-54-22-10-2-25-7-29-7-11-5-25-17-25-39 0-34 34-70 73-70 36 0 61 18 61 66 0 13-1 20-1 23 0 1 0 5 5 5s5-2 6-9z"><text:p/></draw:path><draw:path draw:style-name="gr60" draw:text-style-name="P5" svg:width="0.137cm" svg:height="0.133cm" svg:x="2.704cm" svg:y="0.079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1" draw:text-style-name="P5" svg:width="0.049cm" svg:height="0.126cm" svg:x="2.913cm" svg:y="0.318cm" svg:viewBox="0 0 50 127" svg:d="M50 44c0-27-10-44-27-44-15 0-23 11-23 23 0 11 8 23 23 23 5 0 11-3 15-6 2-2 2-2 3-2v6c0 33-15 58-29 72-5 4-5 5-5 6 0 4 3 5 4 5 5 0 39-32 39-83z"><text:p/></draw:path><draw:path draw:style-name="gr62" draw:text-style-name="P5" svg:width="0.307cm" svg:height="0.287cm" svg:x="3.08cm" svg:y="0.074cm" svg:viewBox="0 0 308 288" svg:d="M283 190c1-3 3-5 3-6 0-2 0-5-5-5-4 0-5 2-6 5-28 62-43 91-115 91h-63c-5 0-6 0-8 0-5-1-6-1-6-5 0-1 0-2 2-10l29-115h42c36 0 36 9 36 19 0 3 0 9-4 21 0 2-1 3-1 5s3 4 6 4c4 0 5-2 6-8l24-100c0-2-1-4-5-4-3 0-4 3-6 8-8 32-16 42-55 42h-39l25-102c3-16 3-17 23-17h60c51 0 63 12 63 47 0 11 0 11-1 23 0 2 0 5 0 7s1 5 5 5c5 0 5-3 6-10l8-73c1-12-1-12-12-12h-213c-9 0-14 0-14 8 0 5 5 5 12 5 16 0 28 0 28 7 0 3 0 3-1 11l-57 223c-4 17-4 21-38 21-7 0-12 0-12 8 0 5 4 5 12 5h220c9 0 9 0 13-7z"><text:p/></draw:path><draw:path draw:style-name="gr63" draw:text-style-name="P5" svg:width="0.137cm" svg:height="0.133cm" svg:x="3.412cm" svg:y="0.079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64" draw:text-style-name="P5" svg:width="0.099cm" svg:height="0.421cm" svg:x="3.609cm" svg:y="0.045cm" svg:viewBox="0 0 100 422" svg:d="M100 211c0-32-5-84-29-132-25-51-63-79-66-79-4 0-5 1-5 5 0 1 0 1 8 9 42 42 66 110 66 197 0 73-15 148-68 201-6 4-6 6-6 7 0 2 1 3 5 3 3 0 42-28 67-81 22-47 28-94 28-130z"><text:p/></draw:path><draw:path draw:style-name="gr65" draw:text-style-name="P5" svg:width="0.281cm" svg:height="0.099cm" svg:x="3.888cm" svg:y="0.206cm" svg:viewBox="0 0 282 100" svg:d="M268 17c6 0 14 0 14-9 0-8-8-8-14-8h-254c-6 0-14 0-14 8 0 9 8 9 14 9zM268 100c6 0 14 0 14-9 0-8-8-8-14-8h-254c-6 0-14 0-14 8 0 9 8 9 14 9z"><text:p/></draw:path><draw:path draw:style-name="gr66" draw:text-style-name="P5" svg:width="0.204cm" svg:height="0.187cm" svg:x="4.321cm" svg:y="0.18cm" svg:viewBox="0 0 205 188" svg:d="M113 25h72c5 0 20 0 20-15 0-10-8-10-17-10h-118c-9 0-26 0-44 20-14 15-26 35-26 38 0 1 0 4 5 4 3 0 5-1 7-4 20-33 44-33 54-33h35l-41 136c-2 5-5 14-5 15 0 5 3 12 12 12 15 0 17-12 18-19z"><text:p/></draw:path><draw:path draw:style-name="gr67" draw:text-style-name="P5" svg:width="0.163cm" svg:height="0.193cm" svg:x="4.763cm" svg:y="0.173cm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68" draw:text-style-name="P5" svg:width="0.213cm" svg:height="0.181cm" svg:x="4.943cm" svg:y="0.18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69" draw:text-style-name="P5" svg:width="0.208cm" svg:height="0.269cm" svg:x="5.171cm" svg:y="0.176c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<text:p/></draw:path><draw:path draw:style-name="gr70" draw:text-style-name="P5" svg:width="0.099cm" svg:height="0.421cm" svg:x="5.438cm" svg:y="0.045cm" svg:viewBox="0 0 100 422" svg:d="M100 419c0-1 0-3-9-10-53-53-66-133-66-198 0-73 16-146 69-199 6-6 6-6 6-7 0-4-3-5-5-5-5 0-43 29-69 83-21 47-26 93-26 128 0 34 5 84 28 132 26 53 62 79 67 79 2 0 5-1 5-3z"><text:p/></draw:path><draw:path draw:style-name="gr71" draw:text-style-name="P5" svg:width="0.108cm" svg:height="0.196cm" svg:x="5.653cm" svg:y="0cm" svg:viewBox="0 0 109 197" svg:d="M67 8c0-8 0-8-8-8-19 19-47 19-59 19v11c7 0 26 0 43-8v151c0 9 0 13-30 13h-11v11c5 0 42-1 53-1 10 0 47 1 54 1v-11h-12c-30 0-30-4-30-13z"><text:p/></draw:path><draw:polygon draw:style-name="gr72" draw:text-style-name="P5" svg:width="0.19cm" svg:height="0.017cm" svg:x="5.611cm" svg:y="0.247cm" svg:viewBox="0 0 191 18" draw:points="96,18 0,18 0,0 191,0 191,18"><text:p/></draw:polygon><draw:path draw:style-name="gr73" draw:text-style-name="P5" svg:width="0.159cm" svg:height="0.131cm" svg:x="5.624cm" svg:y="0.379cm" svg:viewBox="0 0 160 132" svg:d="M89 20h55c4 0 16 0 16-12 0-8-8-8-14-8h-93c-9 0-18 0-34 14-8 9-19 24-19 27s4 3 5 3c3 0 3-1 6-3 14-21 32-21 39-21h27l-29 95c-2 5-2 6-2 7 0 9 8 10 10 10 11 0 14-11 15-14z"><text:p/></draw:path><draw:path draw:style-name="gr74" draw:text-style-name="P5" svg:width="0.397cm" svg:height="0.421cm" svg:x="5.944cm" svg:y="0.045cm" svg:viewBox="0 0 398 422" svg:d="M155 226l-150 186c-4 3-5 4-5 7s5 3 12 3h350l36-104h-9c-11 31-40 58-76 70-6 2-36 12-98 12h-179l146-182c3-3 4-4 4-7 0-1 0-2-2-6l-138-188h168c48 0 145 3 175 81h9l-36-98h-350c-12 0-12 0-12 13z"><text:p/></draw:path><draw:path draw:style-name="gr75" draw:text-style-name="P5" svg:width="0.13cm" svg:height="0.256cm" svg:x="6.066cm" svg:y="0.536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76" draw:text-style-name="P5" svg:width="0.099cm" svg:height="0.421cm" svg:x="6.408cm" svg:y="0.045cm" svg:viewBox="0 0 100 422" svg:d="M100 419c0-1 0-3-9-10-53-53-66-133-66-198 0-73 16-146 69-199 6-6 6-6 6-7 0-4-3-5-5-5-5 0-43 29-69 83-21 47-26 93-26 128 0 34 5 84 28 132 26 53 62 79 67 79 2 0 5-1 5-3z"><text:p/></draw:path><draw:path draw:style-name="gr77" draw:text-style-name="P5" svg:width="0.193cm" svg:height="0.191cm" svg:x="6.547cm" svg:y="0.176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78" draw:text-style-name="P5" svg:width="0.192cm" svg:height="0.202cm" svg:x="6.772cm" svg:y="0.007cm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79" draw:text-style-name="P5" svg:width="0.13cm" svg:height="0.256cm" svg:x="6.752cm" svg:y="0.27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0" draw:text-style-name="P5" svg:width="0.258cm" svg:height="0.017cm" svg:x="7.132cm" svg:y="0.247cm" svg:viewBox="0 0 259 18" svg:d="M244 18c7 0 15 0 15-8 0-10-8-10-15-10h-230c-7 0-14 0-14 10 0 8 7 8 14 8z"><text:p/></draw:path><draw:path draw:style-name="gr81" draw:text-style-name="P5" svg:width="0.307cm" svg:height="0.287cm" svg:x="7.535cm" svg:y="0.074cm" svg:viewBox="0 0 308 288" svg:d="M283 190c1-3 3-5 3-6 0-2 0-5-5-5-4 0-5 2-6 5-28 62-43 91-115 91h-63c-5 0-6 0-8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82" draw:text-style-name="P5" svg:width="0.137cm" svg:height="0.133cm" svg:x="7.867cm" svg:y="0.079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83" draw:text-style-name="P5" svg:width="0.13cm" svg:height="0.256cm" svg:x="7.829cm" svg:y="0.27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4" draw:text-style-name="P5" svg:width="0.099cm" svg:height="0.421cm" svg:x="8.064cm" svg:y="0.045cm" svg:viewBox="0 0 100 422" svg:d="M100 211c0-32-5-84-29-132-25-51-63-79-66-79-4 0-5 1-5 5 0 1 0 1 8 9 42 42 66 110 66 197 0 73-15 148-68 201-6 4-6 6-6 7 0 2 1 3 5 3 3 0 42-28 67-81 22-47 28-94 28-130z"><text:p/></draw:path><draw:path draw:style-name="gr85" draw:text-style-name="P5" svg:width="0.131cm" svg:height="0.196cm" svg:x="8.222cm" svg:y="0.012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86" draw:text-style-name="P5" svg:width="0.099cm" svg:height="0.421cm" svg:x="8.417cm" svg:y="0.045cm" svg:viewBox="0 0 100 422" svg:d="M100 211c0-32-5-84-29-132-25-51-63-79-66-79-4 0-5 1-5 5 0 1 0 1 8 9 42 42 66 110 66 197 0 73-15 148-68 201-6 4-6 6-6 7 0 2 1 3 5 3 3 0 42-28 67-81 22-47 28-94 28-130z"><text:p/></draw:path></draw:g></text:p>
      <text:p text:style-name="P1"/>
      <text:p text:style-name="P1">where $\text{exp}(x)$ is simply shorthand for $e^x$.</text:p>
      <text:p text:style-name="P1"/>
      <text:p text:style-name="P1">The gradient of this cost function with respect to the output of a neural network and some sample $r$ is:</text:p>
      <text:p text:style-name="P1"/>
      <text:p text:style-name="P1">$$\nabla_a C = \frac{2}{\tau}(a^L- E^r)C_{EXP}(W, B, S^r, E^r)$$</text:p>
      <text:p text:style-name="P1"/>
      <text:p text:style-name="P1">I could rewrite out $C_{EXP}$, but that seems redundant. Point is the gradient computes a vector and then multiplies it by $C_{EXP}$.</text:p>
      <text:p text:style-name="P1"/>
      <text:p text:style-name="P1">Hellinger distance</text:p>
      <text:p text:style-name="P1">-----------------</text:p>
      <text:p text:style-name="P1"><text:soft-page-break/></text:p>
      <text:p text:style-name="P1">$$C_{HD}(W, B, S^r, E^r) = \frac{1}{\sqrt{2}}\sum\limits_j(\sqrt{a^L_j}-\sqrt{E^r_j})^2$$ </text:p>
      <text:p text:style-name="P3"/>
      <text:p text:style-name="P1">You can find more about this [here][1]. This needs to have positive values, and ideally values between $0$ and $1$. The same is true for the following divergences.</text:p>
      <text:p text:style-name="P1"/>
      <text:p text:style-name="P1">The gradient of this cost function with respect to the output of a neural network and some sample $r$ is:</text:p>
      <text:p text:style-name="P1"/>
      <text:p text:style-name="P1">$$\nabla_a C = \frac{\sqrt{a^L}-\sqrt{E^r}}{\sqrt{2}\sqrt{a^L}}$$</text:p>
      <text:p text:style-name="P1"/>
      <text:p text:style-name="P1">Kullback–Leibler divergence</text:p>
      <text:p text:style-name="P1">-----------------</text:p>
      <text:p text:style-name="P1"/>
      <text:p text:style-name="P1">Also known as *Information Divergence*, *Information Gain*, *Relative entropy*, *KLIC*, or *KL Divergence* (See [here][2]).</text:p>
      <text:p text:style-name="P1"/>
      <text:p text:style-name="P1">Kullback–Leibler divergence is typically denoted $$D_{\mathrm{KL}}(P\|Q) = \sum_i P(i) \, \ln\frac{P(i)}{Q(i)}$$,</text:p>
      <text:p text:style-name="P1"/>
      <text:p text:style-name="P1">where $D_{\mathrm{KL}}(P\|Q)$ is a measure of the information lost when $Q$ is used to approximate $P$. Thus we want to set $P=E^i$ and $Q=a^L$, because we want to measure how much information is lost when we use $a^i_j$ to approximate $E^i_j$. This gives us</text:p>
      <text:p text:style-name="P1"/>
      <text:p text:style-name="P1">$$C_{KL}(W, B, S^r, E^r)=\sum\limits_jE^r_j \log \frac{E^r_j}{a^L_j}$$</text:p>
      <text:p text:style-name="P1"/>
      <text:p text:style-name="P1">The other divergences here use this same idea of setting $P=E^i$ and $Q=a^L$.</text:p>
      <text:p text:style-name="P1"/>
      <text:p text:style-name="P1">The gradient of this cost function with respect to the output of a neural network and some sample $r$ is:</text:p>
      <text:p text:style-name="P1"/>
      <text:p text:style-name="P1">$$\nabla_a C = \frac{E^r}{a^L}$$</text:p>
      <text:p text:style-name="P1"/>
      <text:p text:style-name="P1">Generalized Kullback–Leibler divergence</text:p>
      <text:p text:style-name="P1">-----------------</text:p>
      <text:p text:style-name="P1"/>
      <text:p text:style-name="P1">From [here][3]. </text:p>
      <text:p text:style-name="P1"/>
      <text:p text:style-name="P1">$$C_{GKL}(W, B, S^r, E^r)=\sum\limits_j E^r_j \log \frac{E^r_j}{a^L_j} -\sum\limits_j(E^r_j) + \sum\limits_j(a^L_j)$$</text:p>
      <text:p text:style-name="P1"/>
      <text:p text:style-name="P1">The gradient of this cost function with respect to the output of a neural network and some sample $r$ is:</text:p>
      <text:p text:style-name="P1"/>
      <text:p text:style-name="P1">$$\nabla_a C = \frac{E^r+a^L}{a^L}$$</text:p>
      <text:p text:style-name="P1"/>
      <text:p text:style-name="P1">Itakura–Saito distance</text:p>
      <text:p text:style-name="P1">-----------------</text:p>
      <text:p text:style-name="P1"/>
      <text:p text:style-name="P1">Also from [here][4]. </text:p>
      <text:p text:style-name="P1"/>
      <text:p text:style-name="P1"><text:soft-page-break/>$$C_{GKL}(W, B, S^r, E^r)= \sum_j \left(\frac {E^r_j}{a^L_j} - \log \frac{E^r_j}{a^L_j} - 1 \right)$$</text:p>
      <text:p text:style-name="P1"/>
      <text:p text:style-name="P1">The gradient of this cost function with respect to the output of a neural network and some sample $r$ is:</text:p>
      <text:p text:style-name="P1"/>
      <text:p text:style-name="P1">$$\nabla_a C = \frac{E^r+\left( a^L\right) ^2}{\left(a^L\right)^2}$$</text:p>
      <text:p text:style-name="P1"/>
      <text:p text:style-name="P1">Where $\left(\left(a^L\right)^2\right)_j = a^L_j \cdot a^L_j$. In other words, $\left( a^L\right) ^2$ is simply equal to squaring each element of $a^L$.</text:p>
      <text:p text:style-name="P1"/>
      <text:p text:style-name="P1"><text:s text:c="2"/>[1]: http://www.tcs.tifr.res.in/~prahladh/teaching/2011-12/comm/lectures/l12.pdf</text:p>
      <text:p text:style-name="P1"><text:s text:c="2"/>[2]: http://en.wikipedia.org/wiki/Kullback%E2%80%93Leibler_divergence</text:p>
      <text:p text:style-name="P1"><text:s text:c="2"/>[3]: http://en.wikipedia.org/wiki/Bregman_divergence</text:p>
      <text:p text:style-name="P1"><text:s text:c="2"/>[4]: http://en.wikipedia.org/wiki/Bregman_diverg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/>
    <style:font-face style:name="STIXSizeFourSym" svg:font-family="STIXSizeFourSym"/>
    <style:font-face style:name="STIXSizeOneSym" svg:font-family="STIXSizeOneSym"/>
    <style:font-face style:name="STIXSizeTwoSym" svg:font-family="STIXSizeTwoSym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3:52:03.329638678</meta:creation-date>
    <dc:date>2017-06-17T18:39:41.316822072</dc:date>
    <meta:editing-duration>PT2H5M35S</meta:editing-duration>
    <meta:editing-cycles>1</meta:editing-cycles>
    <meta:document-statistic meta:table-count="0" meta:image-count="0" meta:object-count="0" meta:page-count="3" meta:paragraph-count="53" meta:word-count="497" meta:character-count="3617" meta:non-whitespace-character-count="3163"/>
    <meta:generator>LibreOffice/5.1.6.2$Linux_X86_64 LibreOffice_project/10m0$Build-2</meta:generator>
  </office:meta>
</office:document-meta>
</file>